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49000001C2813ED51C.jpg"/>
  <manifest:file-entry manifest:media-type="image/jpeg" manifest:full-path="Pictures/100000000000012C000000AEB7F29FC4.jpg"/>
  <manifest:file-entry manifest:media-type="image/jpeg" manifest:full-path="Pictures/10000000000001C2000002295C785EA6.jpg"/>
  <manifest:file-entry manifest:media-type="image/jpeg" manifest:full-path="Pictures/10000000000001AD0000022695349E6D.jpg"/>
  <manifest:file-entry manifest:media-type="image/jpeg" manifest:full-path="Pictures/10000000000003E8000002A1CE051E3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3.119cm" svg:height="2.099cm" svg:x="4.4cm" svg:y="0cm">
          <draw:image xlink:href="Pictures/10000000000003E8000002A1CE051E3F.jpg" xlink:type="simple" xlink:show="embed" xlink:actuate="onLoad">
            <text:p/>
          </draw:image>
        </draw:frame>
        <draw:frame draw:style-name="gr1" draw:text-style-name="P1" draw:layer="layout" svg:width="2.757cm" svg:height="1.599cm" svg:x="0cm" svg:y="0.3cm">
          <draw:image xlink:href="Pictures/100000000000012C000000AEB7F29FC4.jpg" xlink:type="simple" xlink:show="embed" xlink:actuate="onLoad">
            <text:p/>
          </draw:image>
        </draw:frame>
        <draw:frame draw:style-name="gr1" draw:text-style-name="P1" draw:layer="layout" svg:width="1.707cm" svg:height="2.099cm" svg:x="2.793cm" svg:y="0.001cm">
          <draw:image xlink:href="Pictures/10000000000001C2000002295C785EA6.jpg" xlink:type="simple" xlink:show="embed" xlink:actuate="onLoad">
            <text:p/>
          </draw:image>
        </draw:frame>
        <draw:frame draw:style-name="gr1" draw:text-style-name="P1" draw:layer="layout" svg:width="1.637cm" svg:height="2.099cm" svg:x="7.4cm" svg:y="0cm">
          <draw:image xlink:href="Pictures/10000000000001AD0000022695349E6D.jpg" xlink:type="simple" xlink:show="embed" xlink:actuate="onLoad">
            <text:p/>
          </draw:image>
        </draw:frame>
        <draw:frame draw:style-name="gr1" draw:text-style-name="P1" draw:layer="layout" svg:width="1.534cm" svg:height="2.099cm" svg:x="9.2cm" svg:y="0cm">
          <draw:image xlink:href="Pictures/1000000000000149000001C2813ED51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8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3-17T13:31:25</meta:creation-date>
    <dc:date>2011-03-17T13:42:36</dc:date>
    <dc:creator>Maciej Stefańczyk</dc:creator>
    <meta:editing-duration>PT00H07M27S</meta:editing-duration>
    <meta:editing-cycles>2</meta:editing-cycles>
    <meta:generator>OpenOffice.org/3.2$Unix OpenOffice.org_project/320m12$Build-9483</meta:generator>
    <meta:document-statistic meta:object-count="5"/>
  </office:meta>
</office:document-meta>
</file>